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>
      <style:text-properties fo:color="#ff0000" officeooo:paragraph-rsid="0005c464"/>
    </style:style>
    <style:style style:name="P5" style:family="paragraph" style:parent-style-name="Table_20_Contents">
      <style:text-properties fo:font-size="11pt" officeooo:paragraph-rsid="000239a6" style:font-size-asian="11pt" style:font-size-complex="11pt"/>
    </style:style>
    <style:style style:name="P6" style:family="paragraph" style:parent-style-name="Table_20_Contents">
      <style:text-properties fo:font-size="11pt" officeooo:paragraph-rsid="0002bfa0" style:font-size-asian="11pt" style:font-size-complex="11pt"/>
    </style:style>
    <style:style style:name="P7" style:family="paragraph" style:parent-style-name="Table_20_Contents">
      <style:text-properties fo:font-size="11pt" officeooo:paragraph-rsid="0003ba34" style:font-size-asian="11pt" style:font-size-complex="11pt"/>
    </style:style>
    <style:style style:name="P8" style:family="paragraph" style:parent-style-name="Table_20_Contents">
      <style:text-properties fo:font-size="11pt" officeooo:paragraph-rsid="0005131b" style:font-size-asian="11pt" style:font-size-complex="11pt"/>
    </style:style>
    <style:style style:name="P9" style:family="paragraph" style:parent-style-name="Table_20_Contents">
      <style:text-properties fo:font-size="11pt" officeooo:paragraph-rsid="0005c464" style:font-size-asian="11pt" style:font-size-complex="11pt"/>
    </style:style>
    <style:style style:name="P10" style:family="paragraph" style:parent-style-name="Table_20_Contents">
      <style:text-properties officeooo:paragraph-rsid="000239a6"/>
    </style:style>
    <style:style style:name="P11" style:family="paragraph" style:parent-style-name="Table_20_Contents">
      <style:text-properties fo:color="#0000ff" officeooo:paragraph-rsid="0003ba34"/>
    </style:style>
    <style:style style:name="P12" style:family="paragraph" style:parent-style-name="Table_20_Contents">
      <style:text-properties fo:color="#0000ff" officeooo:paragraph-rsid="00089987"/>
    </style:style>
    <style:style style:name="P13" style:family="paragraph" style:parent-style-name="Table_20_Contents">
      <style:text-properties fo:color="#0000ff" officeooo:paragraph-rsid="0005131b"/>
    </style:style>
    <style:style style:name="P14" style:family="paragraph" style:parent-style-name="Table_20_Contents" style:list-style-name="L1">
      <style:text-properties fo:color="#0000ff" officeooo:paragraph-rsid="0003ba34"/>
    </style:style>
    <style:style style:name="P15" style:family="paragraph" style:parent-style-name="Table_20_Contents" style:list-style-name="L2">
      <style:text-properties fo:color="#0000ff" officeooo:paragraph-rsid="0005131b"/>
    </style:style>
    <style:style style:name="P16" style:family="paragraph" style:parent-style-name="Table_20_Contents" style:list-style-name="L3">
      <style:text-properties fo:color="#0000ff" officeooo:paragraph-rsid="0005131b"/>
    </style:style>
    <style:style style:name="P17" style:family="paragraph" style:parent-style-name="Table_20_Contents" style:list-style-name="L4">
      <style:text-properties fo:color="#ff0000" officeooo:paragraph-rsid="0005c464"/>
    </style:style>
    <style:style style:name="P18" style:family="paragraph" style:parent-style-name="Table_20_Contents">
      <style:paragraph-properties fo:text-align="center" style:justify-single-word="false"/>
      <style:text-properties fo:color="#ff0000" officeooo:paragraph-rsid="001182c0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18">Issues [<text:span text:style-name="T1">blue=solved,</text:span> red=still around]</text:p>
          </table:table-cell>
        </table:table-row>
        <table:table-row>
          <table:table-cell table:style-name="PartitaAlienoLog.A2" office:value-type="string">
            <text:p text:style-name="P5">Please enter the address (ip or hostname) of the server you wish to connect to. </text:p>
            <text:p text:style-name="P5">If you just press enter, we'll keep default "localhost" </text:p>
            <text:p text:style-name="P5"/>
            <text:p text:style-name="P5">--=== Server Welcome message ===-- <text:s/></text:p>
            <text:p text:style-name="P5">Benvenuto su Escape from The Aliens in Outer Space!! </text:p>
            <text:p text:style-name="P5">Versione 0.9 <text:s text:c="23"/></text:p>
            <text:p text:style-name="P5">Have fun! <text:s text:c="26"/></text:p>
            <text:p text:style-name="P5">--=== End of Welcome message ===-- <text:s/></text:p>
            <text:p text:style-name="P5">We are playing the map "Galilei" <text:s text:c="3"/></text:p>
            <text:p text:style-name="P5">There are (1/8) players waiting in this lobby </text:p>
            <text:p text:style-name="P5">A new player has connected (2/8) <text:s text:c="3"/></text:p>
            <text:p text:style-name="P5">The game will start in 5 seconds <text:s text:c="3"/></text:p>
            <text:p text:style-name="P5">You have been assigned to the team: ALIENS </text:p>
            <text:p text:style-name="P5">********** Turn number: 1 * Now Playing : Guest-0-3120 ********** 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5">********** Turn number: 1 * Now Playing : Guest-0-9191 ********** </text:p>
            <text:p text:style-name="P5">...</text:p>
            <text:p text:style-name="P5">You have drawn a DefenseCard-type object card </text:p>
            <text:p text:style-name="P5">Your turn is now over <text:s text:c="2"/></text:p>
            <text:p text:style-name="P5">********** Turn number: 2 * Now Playing : Guest-0-3120 ********** </text:p>
            <text:p text:style-name="P5">You hear noise coming from coordinates N9 </text:p>
            <text:p text:style-name="P5">********** Turn number: 2 * Now Playing : Guest-0-9191 ********** </text:p>
            <text:p text:style-name="P5">...</text:p>
            <text:p text:style-name="P5">You have drawn a AdrenalineCard-type object card </text:p>
            <text:p text:style-name="P5">Your turn is now over </text:p>
            <text:p text:style-name="P5"/>
            <text:p text:style-name="P7"><text:s text:c="2"/></text:p>
            <text:p text:style-name="P7">********** Turn number: 3 * Now Playing : Guest-0-3120 ********** </text:p>
            <text:p text:style-name="P7">Player Guest-0-3120 is using a SedativesCard-type card. Guest-0-3120 is a human for sure! </text:p>
            <text:p text:style-name="P7">... </text:p>
            <text:p text:style-name="P7">********** Turn number: 4 * Now Playing : Guest-0-9191 ********** </text:p>
            <text:p text:style-name="P7">...</text:p>
            <text:p text:style-name="P7">You have drawn a AttackCard-type object card </text:p>
            <text:p text:style-name="P7">Your turn is now over <text:s text:c="2"/></text:p>
            <text:p text:style-name="P7">...</text:p>
          </table:table-cell>
          <table:table-cell table:style-name="PartitaAlienoLog.B2" office:value-type="string">
            <text:p text:style-name="P10">Tutto regolare qui.</text:p>
          </table:table-cell>
        </table:table-row>
        <table:table-row>
          <table:table-cell table:style-name="PartitaAlienoLog.A2" office:value-type="string">
            <text:p text:style-name="P6">********** Turn number: 5 * Now Playing : Guest-0-9191 ********** </text:p>
            <text:p text:style-name="P6">Hello player Guest-0-9191, you are located in O06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7 </text:p>
            <text:p text:style-name="P6">Your location is: Q07 <text:s text:c="2"/></text:p>
            <text:p text:style-name="P6">do you want to attack? <text:s/></text:p>
            <text:p text:style-name="P6">please enter 'yes' or 'no' </text:p>
            <text:p text:style-name="P6">(My turn, yes/no)&gt; no </text:p>
            <text:p text:style-name="P6">You have drawn a SedativesCard-type object card </text:p>
            <text:p text:style-name="P6">please specify the object card </text:p>
            <text:p text:style-name="P6">Valid cards are: "attack", "defense", "teleport", "lights", "sedatives", <text:soft-page-break/>"adrenaline" </text:p>
            <text:p text:style-name="P6">(My turn, object-card)&gt; attack </text:p>
            <text:p text:style-name="P6">Your turn is now over <text:s/></text:p>
          </table:table-cell>
          <table:table-cell table:style-name="PartitaAlienoLog.B2" office:value-type="string">
            <text:p text:style-name="P11">Major:</text:p>
            <text:list xml:id="list6735893227546501846" text:style-name="L1">
              <text:list-item>
                <text:p text:style-name="P14">Qui il server mi sta chiedendo una carta... perchè? Perchè ne ho 4 e bisogna scartarne una, ma questo non mi viene detto.</text:p>
              </text:list-item>
            </text:list>
            <text:p text:style-name="P12">[AL: fixed]</text:p>
          </table:table-cell>
        </table:table-row>
        <table:table-row>
          <table:table-cell table:style-name="PartitaAlienoLog.A2" office:value-type="string">
            <text:p text:style-name="P8">... </text:p>
            <text:p text:style-name="P8">********** Turn number: 9 * Now Playing : Guest-0-9191 ********** </text:p>
            <text:p text:style-name="P8">Hello player Guest-0-9191, you are located in S06 and it's your turn to move </text:p>
            <text:p text:style-name="P8">you have to move your character on the map </text:p>
            <text:p text:style-name="P8">please enter a valid position (es. A05) </text:p>
            <text:p text:style-name="P8">(My turn, coordinates)&gt; U7 </text:p>
            <text:p text:style-name="P8">Your location is: U07 <text:s text:c="2"/></text:p>
            <text:p text:style-name="P8">do you want to attack? <text:s/></text:p>
            <text:p text:style-name="P8">please enter 'yes' or 'no' </text:p>
            <text:p text:style-name="P8">(My turn, yes/no)&gt; no </text:p>
            <text:p text:style-name="P8">enter the coordinates where you want to make a noise </text:p>
            <text:p text:style-name="P8">please enter a valid position (es. A05) </text:p>
            <text:p text:style-name="P8">(My turn, coordinates)&gt; A1 </text:p>
            <text:p text:style-name="P8">You hear noise coming from coordinates A1 </text:p>
            <text:p text:style-name="P8">You have drawn a DefenseCard-type object card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asd 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attack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teleport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d)&gt; teleport </text:p>
            <text:p text:style-name="P8">please specify the object card </text:p>
            <text:p text:style-name="P8">Valid cards are: "attack", "defense", "teleport", "lights", "sedatives", "adrenaline" </text:p>
            <text:p text:style-name="P8">please specify the object card </text:p>
            <text:p text:style-name="P8">Valid cards are: "attack", "defense", "teleport", "lights", "sedatives", "adrenaline" </text:p>
            <text:p text:style-name="P8">(My turn, object-car <text:s text:c="3"/></text:p>
            <text:p text:style-name="P8">Card name not recognized. </text:p>
            <text:p text:style-name="P8">Valid cards are: "attack", "defense", "teleport", "lights", "sedatives", "adrenaline" </text:p>
            <text:p text:style-name="P8">(My turn, object-card)&gt; </text:p>
            <text:p text:style-name="P8">Card name not recognized. </text:p>
            <text:p text:style-name="P8">Valid cards are: "attack", "defense", "teleport", "lights", "sedatives", <text:soft-page-break/>"adrenaline" </text:p>
            <text:p text:style-name="P8">(My turn, object-card)&gt; defense </text:p>
            <text:p text:style-name="P8">Your turn is now over <text:s text:c="2"/></text:p>
          </table:table-cell>
          <table:table-cell table:style-name="PartitaAlienoLog.B2" office:value-type="string">
            <text:p text:style-name="P13">Major:</text:p>
            <text:list xml:id="list6947603909787144421" text:style-name="L2">
              <text:list-item>
                <text:p text:style-name="P15">Stessa cosa di prima. E giustamente, non si ferma prima che io abbia specificato una ObjectCard valida.</text:p>
              </text:list-item>
            </text:list>
            <text:p text:style-name="P13">Minor:</text:p>
            <text:list xml:id="list495131661767948617" text:style-name="L3">
              <text:list-item>
                <text:p text:style-name="P16">Non sarebbe meglio suggerire le carte <text:s/>che io posseggo al momento? (N: Attack/Defense sono comunque scartabili)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9">********** Turn number: 15 * Now Playing : Guest-0-3120 ********** </text:p>
            <text:p text:style-name="P9">Player Guest-0-3120 managed to escape from the HMS Selva </text:p>
            <text:p text:style-name="P9">End of the Game! Here come the results </text:p>
            <text:p text:style-name="P9">Winners from the HUMANS team: Guest-0-3120 </text:p>
            <text:p text:style-name="P9">Team ALIENS was defeated <text:s text:c="11"/></text:p>
            <text:p text:style-name="P9">Player Guest-0-3120 has disconnected from the game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  <text:p text:style-name="P9">(Someone else's turn, free-action)&gt; </text:p>
          </table:table-cell>
          <table:table-cell table:style-name="PartitaAlienoLog.B2" office:value-type="string">
            <text:p text:style-name="P4">Minor:</text:p>
            <text:list xml:id="list7463239477523220663" text:style-name="L4">
              <text:list-item>
                <text:p text:style-name="P17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6T22:33:01</dc:date>
    <dc:creator>Andrea </dc:creator>
    <meta:editing-duration>PT58M35S</meta:editing-duration>
    <meta:editing-cycles>17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700" meta:character-count="4675" meta:non-whitespace-character-count="3908"/>
  </office:meta>
</office:document-meta>
</file>